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  <table:table-cell office:value-type="string" calcext:value-type="string">
            <text:p>p<text:span text:style-name="T1">00</text:span>-lineimg<text:span text:style-name="T1">0</text:span>.png</text:p>
          </table:table-cell>
          <table:table-cell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2];[$lookup.A$1:.B$37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tra masukan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3];[$lookup.A$1: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laman 00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4];[$lookup.A$1:.B$37];2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5];[$lookup.A$1: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6];[$lookup.A$1: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graph</text:span>-p00-lineimg0.png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7];[$lookup.A$1: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ph= gambar graf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8];[$lookup.A$1:.B$37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9];[$lookup.A$1: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00-lineimg0.png<text:span text:style-name="T1">.log</text:span>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0];[$lookup.A$1: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ge 00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1];[$lookup.A$1: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2];[$lookup.A$1:.B$37];2;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g= untaian Freeman code, tiap rasm ditulis sebagai satu baris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3];[$lookup.A$1: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4];[$lookup.A$1:.B$37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5];[$lookup.A$1: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6];[$lookup.A$1: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7];[$lookup.A$1: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18];[$lookup.A$1:.B$37];2;0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9];[$lookup.A$1:.B$37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0];[$lookup.A$1:.B$37];2;0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1];[$lookup.A$1:.B$37];2;0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2];[$lookup.A$1: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3];[$lookup.A$1: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4];[$lookup.A$1: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5];[$lookup.A$1:.B$37];2;0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6];[$lookup.A$1: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7];[$lookup.A$1: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28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ا</text:p>
          </table:table-cell>
          <table:table-cell table:formula="of:=VLOOKUP([.B29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0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1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2];[$lookup.A$1:.B$37];2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3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4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5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6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7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38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0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1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2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3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4];[$lookup.A$1:.B$37];2;0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5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6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7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48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49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0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1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2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3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4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5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6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7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58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59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0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1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2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3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4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5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6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7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68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69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0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1];[$lookup.A$1: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2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3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4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5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6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7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78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79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0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2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3];[$lookup.A$1: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4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5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6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7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88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89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0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2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3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4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5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6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7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98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99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0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2];[$lookup.A$1: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3];[$lookup.A$1:.B$37];2;0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4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5];[$lookup.A$1:.B$37];2;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6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7];[$lookup.A$1:.B$37];2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08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09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0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1];[$lookup.A$1:.B$37];2;0)" office:value-type="float" office:value="26" calcext:value-type="float">
            <text:p>26</text:p>
          </table:table-cell>
          <table:table-cell office:value-type="string" calcext:value-type="string">
            <text:p>kurangpas urutan bran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2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3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4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5];[$lookup.A$1:.B$37];2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6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7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18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19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0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1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2];[$lookup.A$1:.B$37];2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3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4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5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6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7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28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29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0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1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2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3];[$lookup.A$1: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4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5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6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7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38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39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0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1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2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3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4];[$lookup.A$1: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5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6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7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48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49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0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1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2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3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4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5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6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7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58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59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0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1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2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3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4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5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6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7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68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69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0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1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2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3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4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5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6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7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78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79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0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2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3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4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5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6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7];[$lookup.A$1: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88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89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0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1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2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3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4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5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6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7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198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199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0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1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2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3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4];[$lookup.A$1:.B$37];2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5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6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7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08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09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0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2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3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4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5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6];[$lookup.A$1: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7];[$lookup.A$1:.B$37];2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18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9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0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1];[$lookup.A$1:.B$37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2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3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4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5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6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7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28];[$lookup.A$1:.B$37];2;0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29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0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2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3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4];[$lookup.A$1: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5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6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7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38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39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0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2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3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4];[$lookup.A$1: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5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6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7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48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49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0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1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2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3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4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5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6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7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58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59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0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2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3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4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5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6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7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68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69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0];[$lookup.A$1: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2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3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4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5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6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7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78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79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0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1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2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3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4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5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6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7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88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89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0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2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3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4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5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6];[$lookup.A$1:.B$37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7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298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299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0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1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2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3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4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5];[$lookup.A$1: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6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7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08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09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0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1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2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3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4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5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6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7];[$lookup.A$1: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18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19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0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1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2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3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4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5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6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7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28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29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0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1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2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3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4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5];[$lookup.A$1: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6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7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38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39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0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1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2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3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4];[$lookup.A$1: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5];[$lookup.A$1: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6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7];[$lookup.A$1: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48];[$lookup.A$1:.B$37];2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49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0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1];[$lookup.A$1: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2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3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4];[$lookup.A$1: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5];[$lookup.A$1: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6];[$lookup.A$1: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7];[$lookup.A$1: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58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59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0];[$lookup.A$1: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1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2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3];[$lookup.A$1: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4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5];[$lookup.A$1: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6];[$lookup.A$1: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7];[$lookup.A$1: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68];[$lookup.A$1: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20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okup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  <table:database-ranges>
        <table:database-range table:name="__Anonymous_Sheet_DB__0" table:target-range-address="label.A2:label.B3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8-30T15:13:25.290444248</dc:date>
    <meta:editing-duration>P1DT11H7M32S</meta:editing-duration>
    <meta:editing-cycles>29</meta:editing-cycles>
    <meta:generator>LibreOffice/7.4.7.2$Linux_X86_64 LibreOffice_project/40$Build-2</meta:generator>
    <meta:document-statistic meta:table-count="2" meta:cell-count="1225" meta:object-count="0"/>
  </office:meta>
</office:document-meta>
</file>